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Sans" svg:font-family="Sans"/>
    <style:font-face style:name="Sans1" svg:font-family="Sans" style:font-family-generic="swis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179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5.122cm"/>
    </style:style>
    <style:style style:name="co6" style:family="table-column">
      <style:table-column-properties fo:break-before="auto" style:column-width="4.237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1.884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0.889cm"/>
    </style:style>
    <style:style style:name="co12" style:family="table-column">
      <style:table-column-properties fo:break-before="auto" style:column-width="0.556cm"/>
    </style:style>
    <style:style style:name="co13" style:family="table-column">
      <style:table-column-properties fo:break-before="auto" style:column-width="2.715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14.647cm"/>
    </style:style>
    <style:style style:name="co16" style:family="table-column">
      <style:table-column-properties fo:break-before="auto" style:column-width="1.249cm"/>
    </style:style>
    <style:style style:name="co17" style:family="table-column">
      <style:table-column-properties fo:break-before="auto" style:column-width="4.128cm"/>
    </style:style>
    <style:style style:name="co18" style:family="table-column">
      <style:table-column-properties fo:break-before="auto" style:column-width="3.018cm"/>
    </style:style>
    <style:style style:name="co19" style:family="table-column">
      <style:table-column-properties fo:break-before="auto" style:column-width="4.57cm"/>
    </style:style>
    <style:style style:name="co20" style:family="table-column">
      <style:table-column-properties fo:break-before="auto" style:column-width="1.912cm"/>
    </style:style>
    <style:style style:name="co21" style:family="table-column">
      <style:table-column-properties fo:break-before="auto" style:column-width="1.58cm"/>
    </style:style>
    <style:style style:name="co22" style:family="table-column">
      <style:table-column-properties fo:break-before="auto" style:column-width="10.128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2.355cm"/>
    </style:style>
    <style:style style:name="co25" style:family="table-column">
      <style:table-column-properties fo:break-before="auto" style:column-width="3.794cm"/>
    </style:style>
    <style:style style:name="co26" style:family="table-column">
      <style:table-column-properties fo:break-before="auto" style:column-width="4.152cm"/>
    </style:style>
    <style:style style:name="co27" style:family="table-column">
      <style:table-column-properties fo:break-before="auto" style:column-width="1.75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folder">
      <style:table-properties table:display="true" style:writing-mode="lr-tb"/>
    </style:style>
    <style:style style:name="ta2" style:family="table" style:master-page-name="PageStyle_5f_workspace">
      <style:table-properties table:display="true" style:writing-mode="lr-tb"/>
    </style:style>
    <style:style style:name="ta3" style:family="table" style:master-page-name="PageStyle_5f_simple_20_file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Fam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répertoire</text:p>
          </table:table-cell>
          <table:table-cell table:number-columns-repeated="2"/>
          <table:table-cell office:value-type="string">
            <text:p>SIMPLEFOLDER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CON</text:p>
          </table:table-cell>
          <table:table-cell office:value-type="string">
            <text:p>directory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impleFolder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6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6" office:value-type="string">
            <text:p>elink</text:p>
          </table:table-cell>
          <table:table-cell table:style-name="ce6" office:value-type="string">
            <text:p>constraint</text:p>
          </table:table-cell>
          <table:table-cell table:style-name="ce6" office:value-type="string">
            <text:p>option</text:p>
          </table:table-cell>
          <table:table-cell table:style-name="ce6" table:number-columns-repeated="240"/>
        </table:table-row>
        <table:table-row table:style-name="ro1" table:number-rows-repeated="2">
          <table:table-cell table:style-name="ce4" table:number-columns-repeated="256"/>
        </table:table-row>
        <table:table-row table:style-name="ro1">
          <table:table-cell table:number-columns-repeated="256"/>
        </table:table-row>
        <table:table-row table:style-name="ro1" table:number-rows-repeated="4">
          <table:table-cell table:style-name="ce4" table:number-columns-repeated="256"/>
        </table:table-row>
        <table:table-row table:style-name="ro1">
          <table:table-cell table:style-name="ce4" table:number-columns-repeated="2"/>
          <table:table-cell table:style-name="ce5"/>
          <table:table-cell table:style-name="ce4" table:number-columns-repeated="8"/>
          <table:table-cell table:number-columns-repeated="3"/>
          <table:table-cell table:style-name="ce4" table:number-columns-repeated="242"/>
        </table:table-row>
        <table:table-row table:style-name="ro1">
          <table:table-cell table:style-name="ce1" office:value-type="string">
            <text:p>END</text:p>
          </table:table-cell>
          <table:table-cell table:number-columns-repeated="255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space" table:style-name="ta2" table:print="false"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" table:number-columns-repeated="242" table:default-cell-style-name="ce9"/>
        <table:table-row table:style-name="ro2">
          <table:table-cell table:style-name="ce7" office:value-type="string">
            <text:p>// famille espace de travail</text:p>
          </table:table-cell>
          <table:table-cell table:style-name="ce7" table:number-columns-repeated="2"/>
          <table:table-cell table:style-name="ce13" office:value-type="string">
            <text:p>id</text:p>
          </table:table-cell>
          <table:table-cell table:style-name="ce13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2">
          <table:table-cell table:style-name="ce8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espace de travail</text:p>
          </table:table-cell>
          <table:table-cell table:number-columns-repeated="2"/>
          <table:table-cell office:value-type="string">
            <text:p>WORKSPACE</text:p>
          </table:table-cell>
          <table:table-cell table:number-columns-repeated="250"/>
        </table:table-row>
        <table:table-row table:style-name="ro2">
          <table:table-cell table:style-name="ce8" office:value-type="string">
            <text:p>TYPE</text:p>
          </table:table-cell>
          <table:table-cell table:style-name="ce8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ICON</text:p>
          </table:table-cell>
          <table:table-cell office:value-type="string">
            <text:p>folderwork.png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WorkSpace.php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10" office:value-type="string">
            <text:p>//</text:p>
          </table:table-cell>
          <table:table-cell table:style-name="ce10" office:value-type="string">
            <text:p>idattr</text:p>
          </table:table-cell>
          <table:table-cell table:style-name="ce10" office:value-type="string">
            <text:p>idframe</text:p>
          </table:table-cell>
          <table:table-cell table:style-name="ce10" office:value-type="string">
            <text:p>label</text:p>
          </table:table-cell>
          <table:table-cell table:style-name="ce10" office:value-type="string">
            <text:p>T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ord</text:p>
          </table:table-cell>
          <table:table-cell table:style-name="ce10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10" office:value-type="string">
            <text:p>link</text:p>
          </table:table-cell>
          <table:table-cell table:style-name="ce10" office:value-type="string">
            <text:p>phpfile</text:p>
          </table:table-cell>
          <table:table-cell table:style-name="ce10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style-name="ce14"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WSP_REF</text:p>
          </table:table-cell>
          <table:table-cell office:value-type="string">
            <text:p>FR_BASIC</text:p>
          </table:table-cell>
          <table:table-cell office:value-type="string">
            <text:p>Espac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esize=10|elabel=nom court de l'espace : utilisé pour construire les group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WSP_IDADMIN</text:p>
          </table:table-cell>
          <table:table-cell office:value-type="string">
            <text:p>FR_BASIC</text:p>
          </table:table-cell>
          <table:table-cell office:value-type="string">
            <text:p>id administr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10+[.H10]" office:value-type="float" office:value="20">
            <text:p>2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WSP_IDADMIN):WSP_ADMIN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WSP_ADMIN</text:p>
          </table:table-cell>
          <table:table-cell office:value-type="string">
            <text:p>FR_BASIC</text:p>
          </table:table-cell>
          <table:table-cell office:value-type="string">
            <text:p>Administr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10+[.H11]" office:value-type="float" office:value="30">
            <text:p>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SP_IDADMIN%</text:p>
          </table:table-cell>
          <table:table-cell office:value-type="string">
            <text:p>fdl.php</text:p>
          </table:table-cell>
          <table:table-cell office:value-type="string">
            <text:p>lfamily(D,IUSER,WSP_ADMIN):WSP_IDADMIN,WSP_ADMIN</text:p>
          </table:table-cell>
          <table:table-cell table:number-columns-repeated="243"/>
        </table:table-row>
        <table:table-row table:style-name="ro2">
          <table:table-cell table:style-name="ce11" table:number-columns-repeated="2"/>
          <table:table-cell table:style-name="ce12"/>
          <table:table-cell table:style-name="ce11" table:number-columns-repeated="8"/>
          <table:table-cell table:number-columns-repeated="3"/>
          <table:table-cell table:style-name="ce11" table:number-columns-repeated="242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WSP_AFFECT</text:p>
          </table:table-cell>
          <table:table-cell office:value-type="string">
            <text:p>FR_BASIC</text:p>
          </table:table-cell>
          <table:table-cell office:value-type="string">
            <text:p>Affectation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 table:number-columns-repeated="2"/>
          <table:table-cell office:value-type="string">
            <text:p>GENERIC</text:p>
          </table:table-cell>
          <table:table-cell office:value-type="string">
            <text:p>GENERIC_EDIT&amp;id=%I%&amp;zone=WORKSPACE:ADMINWORKSPACE</text:p>
          </table:table-cell>
          <table:table-cell/>
          <table:table-cell office:value-type="string">
            <text:p>::canEditMenu()</text:p>
          </table:table-cell>
          <table:table-cell office:value-type="string">
            <text:p>ltarget=_self|llabel=Affecter de nouveaux utilisateurs à l'espace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H</text:p>
          </table:table-cell>
          <table:table-cell table:style-name="ce11" table:number-columns-repeated="247"/>
        </table:table-row>
        <table:table-row table:style-name="ro1">
          <table:table-cell table:style-name="ce8" office:value-type="string">
            <text:p>END</text:p>
          </table:table-cell>
          <table:table-cell table:number-columns-repeated="255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mple file" table:style-name="ta3" table:print="false">
        <table:table-column table:style-name="co1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" table:number-columns-repeated="2" table:default-cell-style-name="ce9"/>
        <table:table-column table:style-name="co20" table:default-cell-style-name="ce9"/>
        <table:table-column table:style-name="co21" table:default-cell-style-name="ce9"/>
        <table:table-column table:style-name="co1" table:number-columns-repeated="2" table:default-cell-style-name="ce9"/>
        <table:table-column table:style-name="co22" table:default-cell-style-name="ce9"/>
        <table:table-column table:style-name="co23" table:default-cell-style-name="ce9"/>
        <table:table-column table:style-name="co1" table:number-columns-repeated="2" table:default-cell-style-name="ce9"/>
        <table:table-column table:style-name="co24" table:default-cell-style-name="ce9"/>
        <table:table-column table:style-name="co1" table:number-columns-repeated="241" table:default-cell-style-name="ce9"/>
        <table:table-row table:style-name="ro1">
          <table:table-cell table:style-name="ce7" office:value-type="string">
            <text:p>// famille fichier</text:p>
          </table:table-cell>
          <table:table-cell table:style-name="ce7" table:number-columns-repeated="2"/>
          <table:table-cell table:style-name="ce13" office:value-type="string">
            <text:p>id</text:p>
          </table:table-cell>
          <table:table-cell table:style-name="ce13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</text:p>
          </table:table-cell>
          <table:table-cell table:number-columns-repeated="2"/>
          <table:table-cell office:value-type="string">
            <text:p>SIMPLEFILE</text:p>
          </table:table-cell>
          <table:table-cell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impleFile.php</text:p>
          </table:table-cell>
          <table:table-cell table:number-columns-repeated="254"/>
        </table:table-row>
        <table:table-row table:style-name="ro1">
          <table:table-cell table:style-name="ce8" office:value-type="string">
            <text:p>TYPE</text:p>
          </table:table-cell>
          <table:table-cell table:style-name="ce8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CON</text:p>
          </table:table-cell>
          <table:table-cell office:value-type="string">
            <text:p>sfile.png</text:p>
          </table:table-cell>
          <table:table-cell table:number-columns-repeated="254"/>
        </table:table-row>
        <table:table-row table:style-name="ro1">
          <table:table-cell table:style-name="ce15" office:value-type="string">
            <text:p>//</text:p>
          </table:table-cell>
          <table:table-cell table:style-name="ce15" office:value-type="string">
            <text:p>idattr</text:p>
          </table:table-cell>
          <table:table-cell table:style-name="ce15" office:value-type="string">
            <text:p>idfr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T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rd</text:p>
          </table:table-cell>
          <table:table-cell table:style-name="ce15" office:value-type="string">
            <text:p>vis</text:p>
          </table:table-cell>
          <table:table-cell table:style-name="ce18" office:value-type="string">
            <text:p>need</text:p>
          </table:table-cell>
          <table:table-cell table:style-name="ce15" office:value-type="string">
            <text:p>link</text:p>
          </table:table-cell>
          <table:table-cell table:style-name="ce15" office:value-type="string">
            <text:p>phpfile</text:p>
          </table:table-cell>
          <table:table-cell table:style-name="ce15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style-name="ce18"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ATTR</text:p>
          </table:table-cell>
          <table:table-cell office:value-type="string">
            <text:p>S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/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SFI_FILE</text:p>
          </table:table-cell>
          <table:table-cell office:value-type="string">
            <text:p>SFI_FRDESC</text:p>
          </table:table-cell>
          <table:table-cell office:value-type="string">
            <text:p>fichier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table:formula="oooc:=[.H10]+10"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8" office:value-type="string">
            <text:p>ATTR</text:p>
          </table:table-cell>
          <table:table-cell office:value-type="string">
            <text:p>SFI_TITLE</text:p>
          </table:table-cell>
          <table:table-cell office:value-type="string">
            <text:p>SFI_FRDESC</text:p>
          </table:table-cell>
          <table:table-cell office:value-type="string">
            <text:p>nom du fichier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formula="oooc:=[.H11]+2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office:value-type="string">
            <text:p>SFI_TITLEW</text:p>
          </table:table-cell>
          <table:table-cell office:value-type="string">
            <text:p>SFI_FRDESC</text:p>
          </table:table-cell>
          <table:table-cell table:style-name="ce8" office:value-type="string">
            <text:p>titre</text:p>
          </table:table-cell>
          <table:table-cell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formula="oooc:=[.H12]+20"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office:value-type="string">
            <text:p>SFI_SUBJECT</text:p>
          </table:table-cell>
          <table:table-cell office:value-type="string">
            <text:p>S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8" office:value-type="string">
            <text:p>text</text:p>
          </table:table-cell>
          <table:table-cell table:formula="oooc:=[.H13]+20" office:value-type="float" office:value="70">
            <text:p>7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office:value-type="string">
            <text:p>SFI_KEYWORD</text:p>
          </table:table-cell>
          <table:table-cell office:value-type="string">
            <text:p>S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formula="oooc:=[.H14]+20"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office:value-type="string">
            <text:p>SFI_DESCRIPTION</text:p>
          </table:table-cell>
          <table:table-cell office:value-type="string">
            <text:p>SFI_FRDESC</text:p>
          </table:table-cell>
          <table:table-cell office:value-type="string">
            <text:p>résumé</text:p>
          </table:table-cell>
          <table:table-cell table:style-name="ce8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table:formula="oooc:=[.H15]+2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SFI_MIMETXTSHORT</text:p>
          </table:table-cell>
          <table:table-cell office:value-type="string">
            <text:p>SFI_FRDESC</text:p>
          </table:table-cell>
          <table:table-cell office:value-type="string">
            <text:p>type cour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20" office:value-type="float" office:value="130">
            <text:p>1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SFI_MIMETXT</text:p>
          </table:table-cell>
          <table:table-cell office:value-type="string">
            <text:p>SFI_FRDESC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7]+20" office:value-type="float" office:value="150">
            <text:p>1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SFI_MIMESYS</text:p>
          </table:table-cell>
          <table:table-cell office:value-type="string">
            <text:p>SFI_FRDESC</text:p>
          </table:table-cell>
          <table:table-cell office:value-type="string">
            <text:p>type systèm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8]+20" office:value-type="float" office:value="170">
            <text:p>1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SFI_MIMEICON</text:p>
          </table:table-cell>
          <table:table-cell office:value-type="string">
            <text:p>SFI_FRDESC</text:p>
          </table:table-cell>
          <table:table-cell office:value-type="string">
            <text:p>icone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table:formula="oooc:=[.H19]+20" office:value-type="float" office:value="190">
            <text:p>19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SFI_FILESIZE</text:p>
          </table:table-cell>
          <table:table-cell office:value-type="string">
            <text:p>SFI_FRDESC</text:p>
          </table:table-cell>
          <table:table-cell office:value-type="string">
            <text:p>taille</text:p>
          </table:table-cell>
          <table:table-cell table:number-columns-repeated="2" office:value-type="string">
            <text:p>N</text:p>
          </table:table-cell>
          <table:table-cell office:value-type="string">
            <text:p>double</text:p>
          </table:table-cell>
          <table:table-cell table:formula="oooc:=[.H20]+20"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SFI_THUMB</text:p>
          </table:table-cell>
          <table:table-cell office:value-type="string">
            <text:p>SFI_FRDESC</text:p>
          </table:table-cell>
          <table:table-cell office:value-type="string">
            <text:p>miniature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table:formula="oooc:=[.H21]+20" office:value-type="float" office:value="230">
            <text:p>2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SFI_INEDITION</text:p>
          </table:table-cell>
          <table:table-cell office:value-type="string">
            <text:p>SFI_FRDESC</text:p>
          </table:table-cell>
          <table:table-cell office:value-type="string">
            <text:p>fichier en édition ?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20" office:value-type="float" office:value="250">
            <text:p>2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SFI_VERSION</text:p>
          </table:table-cell>
          <table:table-cell office:value-type="string">
            <text:p>SFI_FRDESC</text:p>
          </table:table-cell>
          <table:table-cell office:value-type="string">
            <text:p>vers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3]+20" office:value-type="float" office:value="270">
            <text:p>27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version=yes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MODFILE</text:p>
          </table:table-cell>
          <table:table-cell table:style-name="ce16"/>
          <table:table-cell table:style-name="ce16" office:value-type="string">
            <text:p>Modifier le fichier</text:p>
          </table:table-cell>
          <table:table-cell table:number-columns-repeated="2" table:style-name="ce17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EDITMODFILE&amp;id=%I%</text:p>
          </table:table-cell>
          <table:table-cell table:style-name="ce16"/>
          <table:table-cell table:style-name="ce16" office:value-type="string">
            <text:p>::fileIsNotInEdition()</text:p>
          </table:table-cell>
          <table:table-cell table:style-name="ce16" table:number-columns-repeated="243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CANCELMODFILE</text:p>
          </table:table-cell>
          <table:table-cell table:style-name="ce16"/>
          <table:table-cell table:style-name="ce16" office:value-type="string">
            <text:p>Abandonner la modification</text:p>
          </table:table-cell>
          <table:table-cell table:number-columns-repeated="2" table:style-name="ce17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CANCELMODFILE&amp;id=%I%</text:p>
          </table:table-cell>
          <table:table-cell table:style-name="ce16"/>
          <table:table-cell table:style-name="ce16" office:value-type="string">
            <text:p>::fileIsInEdition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style-name="ce16"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UPLOADMODFILE</text:p>
          </table:table-cell>
          <table:table-cell table:style-name="ce16"/>
          <table:table-cell table:style-name="ce16" office:value-type="string">
            <text:p>Récupérer le fichier modifié</text:p>
          </table:table-cell>
          <table:table-cell table:number-columns-repeated="2" table:style-name="ce17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GENERIC&amp;action=GENERIC_EDIT&amp;zone=WORKSPACE:EDITUPLOAD&amp;id=%I%</text:p>
          </table:table-cell>
          <table:table-cell table:style-name="ce16"/>
          <table:table-cell table:style-name="ce16" office:value-type="string">
            <text:p>::fileIsInEdition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style-name="ce16"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ADDVERSION</text:p>
          </table:table-cell>
          <table:table-cell table:style-name="ce16"/>
          <table:table-cell table:style-name="ce16" office:value-type="string">
            <text:p>Créer une nouvelle version</text:p>
          </table:table-cell>
          <table:table-cell table:number-columns-repeated="2" table:style-name="ce17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EDITADDVERSION&amp;id=%I%</text:p>
          </table:table-cell>
          <table:table-cell table:style-name="ce16"/>
          <table:table-cell table:style-name="ce16" office:value-type="string">
            <text:p>::canVersionned()</text:p>
          </table:table-cell>
          <table:table-cell table:style-name="ce16" table:number-columns-repeated="243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RENVERSION</text:p>
          </table:table-cell>
          <table:table-cell table:style-name="ce16"/>
          <table:table-cell table:style-name="ce16" office:value-type="string">
            <text:p>(Re)nommer la version</text:p>
          </table:table-cell>
          <table:table-cell table:number-columns-repeated="2" table:style-name="ce17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GENERIC&amp;action=GENERIC_EDIT&amp;zone=WORKSPACE:EDITVERSION&amp;id=%I%</text:p>
          </table:table-cell>
          <table:table-cell table:style-name="ce16"/>
          <table:table-cell table:style-name="ce16" office:value-type="string">
            <text:p>::canEditMenu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style-name="ce16" table:number-columns-repeated="240"/>
        </table:table-row>
        <table:table-row table:style-name="ro1">
          <table:table-cell table:style-name="ce8" office:value-type="string">
            <text:p>END</text:p>
          </table:table-cell>
          <table:table-cell table:number-columns-repeated="255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4" table:print="false">
        <table:table-column table:style-name="co20" table:default-cell-style-name="ce9"/>
        <table:table-column table:style-name="co2" table:default-cell-style-name="ce9"/>
        <table:table-column table:style-name="co25" table:default-cell-style-name="ce9"/>
        <table:table-column table:style-name="co1" table:default-cell-style-name="ce9"/>
        <table:table-column table:style-name="co3" table:default-cell-style-name="ce9"/>
        <table:table-column table:style-name="co1" table:default-cell-style-name="ce9"/>
        <table:table-column table:style-name="co26" table:default-cell-style-name="ce9"/>
        <table:table-column table:style-name="co1" table:number-columns-repeated="16" table:default-cell-style-name="ce9"/>
        <table:table-column table:style-name="co27" table:number-columns-repeated="233" table:default-cell-style-name="Default"/>
        <table:table-row table:style-name="ro1">
          <table:table-cell office:value-type="string">
            <text:p>ORDER</text:p>
          </table:table-cell>
          <table:table-cell office:value-type="string">
            <text:p>IGROUP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ba_desc</text:p>
          </table:table-cell>
          <table:table-cell office:value-type="string">
            <text:p>gui_color</text:p>
          </table:table-cell>
          <table:table-cell office:value-type="string">
            <text:p>grp_name</text:p>
          </table:table-cell>
          <table:table-cell office:value-type="string">
            <text:p>grp_role</text:p>
          </table:table-cell>
          <table:table-cell office:value-type="string">
            <text:p>grp_mail</text:p>
          </table:table-cell>
          <table:table-cell office:value-type="string">
            <text:p>grp_type</text:p>
          </table:table-cell>
          <table:table-cell office:value-type="string">
            <text:p>us_login</text:p>
          </table:table-cell>
          <table:table-cell office:value-type="string">
            <text:p>us_whatid</text:p>
          </table:table-cell>
          <table:table-cell office:value-type="string">
            <text:p>us_meid</text:p>
          </table:table-cell>
          <table:table-cell office:value-type="string">
            <text:p>us_iddomain</text:p>
          </table:table-cell>
          <table:table-cell office:value-type="string">
            <text:p>us_domain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ORKSPACE</text:p>
          </table:table-cell>
          <table:table-cell table:number-columns-repeated="4"/>
          <table:table-cell office:value-type="string">
            <text:p>Espace de travail</text:p>
          </table:table-cell>
          <table:table-cell table:number-columns-repeated="3"/>
          <table:table-cell office:value-type="string">
            <text:p>group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SPADMIN</text:p>
          </table:table-cell>
          <table:table-cell office:value-type="string">
            <text:p>GADMIN</text:p>
          </table:table-cell>
          <table:table-cell table:number-columns-repeated="3"/>
          <table:table-cell office:value-type="string">
            <text:p>Administrateur des espaces de travail</text:p>
          </table:table-cell>
          <table:table-cell table:number-columns-repeated="3"/>
          <table:table-cell office:value-type="string">
            <text:p>gadmin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9" office:value-type="string">
            <text:p>//FAM</text:p>
          </table:table-cell>
          <table:table-cell table:style-name="ce19" office:value-type="string">
            <text:p>recherche détaillée(DSEARCH)</text:p>
          </table:table-cell>
          <table:table-cell table:style-name="ce19" office:value-type="string">
            <text:p>&lt;specid&gt;</text:p>
          </table:table-cell>
          <table:table-cell table:style-name="ce19" office:value-type="string">
            <text:p>&lt;fldid&gt;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couleur intercalaire</text:p>
          </table:table-cell>
          <table:table-cell table:style-name="ce19" office:value-type="string">
            <text:p>à utiliser dans les menus</text:p>
          </table:table-cell>
          <table:table-cell table:style-name="ce19" office:value-type="string">
            <text:p>mot-clef</text:p>
          </table:table-cell>
          <table:table-cell table:style-name="ce19" office:value-type="string">
            <text:p>révision</text:p>
          </table:table-cell>
          <table:table-cell table:style-name="ce19" office:value-type="string">
            <text:p>différence majuscule/minuscule</text:p>
          </table:table-cell>
          <table:table-cell table:style-name="ce19" office:value-type="string">
            <text:p>famille</text:p>
          </table:table-cell>
          <table:table-cell table:style-name="ce19" office:value-type="string">
            <text:p>fid amille</text:p>
          </table:table-cell>
          <table:table-cell table:style-name="ce19" office:value-type="string">
            <text:p>dossier racine</text:p>
          </table:table-cell>
          <table:table-cell table:style-name="ce19" office:value-type="string">
            <text:p>dans la poubelle</text:p>
          </table:table-cell>
          <table:table-cell table:style-name="ce19" office:value-type="string">
            <text:p>profondeur de recherche</text:p>
          </table:table-cell>
          <table:table-cell table:style-name="ce19" office:value-type="string">
            <text:p>requête sql</text:p>
          </table:table-cell>
          <table:table-cell table:style-name="ce19" office:value-type="string">
            <text:p>id dossier père courant</text:p>
          </table:table-cell>
          <table:table-cell table:style-name="ce19" office:value-type="string">
            <text:p>dossier père courant</text:p>
          </table:table-cell>
          <table:table-cell table:style-name="ce19" office:value-type="string">
            <text:p>opérateur logique</text:p>
          </table:table-cell>
          <table:table-cell table:style-name="ce19" office:value-type="string">
            <text:p>Conditions</text:p>
          </table:table-cell>
          <table:table-cell table:style-name="ce19" office:value-type="string">
            <text:p>attributs</text:p>
          </table:table-cell>
          <table:table-cell table:style-name="ce19" office:value-type="string">
            <text:p>fonctions</text:p>
          </table:table-cell>
          <table:table-cell table:style-name="ce19" office:value-type="string">
            <text:p>mot-clefs</text:p>
          </table:table-cell>
          <table:table-cell table:style-name="Fam" table:number-columns-repeated="233"/>
        </table:table-row>
        <table:table-row table:style-name="ro1">
          <table:table-cell office:value-type="string">
            <text:p>ORDER</text:p>
          </table:table-cell>
          <table:table-cell office:value-type="string">
            <text:p>DSEARCH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gui_color</text:p>
          </table:table-cell>
          <table:table-cell office:value-type="string">
            <text:p>se_memo</text:p>
          </table:table-cell>
          <table:table-cell office:value-type="string">
            <text:p>se_key</text:p>
          </table:table-cell>
          <table:table-cell office:value-type="string">
            <text:p>se_latest</text:p>
          </table:table-cell>
          <table:table-cell office:value-type="string">
            <text:p>se_case</text:p>
          </table:table-cell>
          <table:table-cell office:value-type="string">
            <text:p>se_fam</text:p>
          </table:table-cell>
          <table:table-cell office:value-type="string">
            <text:p>se_famid</text:p>
          </table:table-cell>
          <table:table-cell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LOCKEDFILE</text:p>
          </table:table-cell>
          <table:table-cell table:style-name="ce8" office:value-type="string">
            <text:p>-</text:p>
          </table:table-cell>
          <table:table-cell office:value-type="string">
            <text:p>Mes fichier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 table:number-columns-repeated="6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OLDER</text:p>
          </table:table-cell>
          <table:table-cell table:style-name="ce8" office:value-type="string">
            <text:p>-</text:p>
          </table:table-cell>
          <table:table-cell office:value-type="string">
            <text:p>Ma corbeille de répertoire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répertoire</text:p>
          </table:table-cell>
          <table:table-cell office:value-type="string">
            <text:p>SIMPLEFOLDER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ILE</text:p>
          </table:table-cell>
          <table:table-cell table:style-name="ce8" office:value-type="string">
            <text:p>-</text:p>
          </table:table-cell>
          <table:table-cell office:value-type="string">
            <text:p>Ma corbeille de fichi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ILE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LOCKEDFILE</text:p>
          </table:table-cell>
          <table:table-cell office:value-type="string">
            <text:p>ylock.png</text:p>
          </table:table-cell>
          <table:table-cell table:number-columns-repeated="253"/>
        </table:table-row>
        <table:table-row table:style-name="ro1">
          <table:table-cell office:value-type="string">
            <text:p>ORDER</text:p>
          </table:table-cell>
          <table:table-cell office:value-type="string">
            <text:p>MSEARCH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gui_color</text:p>
          </table:table-cell>
          <table:table-cell office:value-type="string">
            <text:p>se_memo</text:p>
          </table:table-cell>
          <table:table-cell office:value-type="string">
            <text:p>se_key</text:p>
          </table:table-cell>
          <table:table-cell office:value-type="string">
            <text:p>seg_t_cond</text:p>
          </table:table-cell>
          <table:table-cell office:value-type="string">
            <text:p>se_latest</text:p>
          </table:table-cell>
          <table:table-cell office:value-type="string">
            <text:p>seg_idcond</text:p>
          </table:table-cell>
          <table:table-cell office:value-type="string">
            <text:p>se_case</text:p>
          </table:table-cell>
          <table:table-cell office:value-type="string">
            <text:p>seg_cond</text:p>
          </table:table-cell>
          <table:table-cell office:value-type="string">
            <text:p>se_fam</text:p>
          </table:table-cell>
          <table:table-cell office:value-type="string">
            <text:p>se_famid</text:p>
          </table:table-cell>
          <table:table-cell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table:number-columns-repeated="235"/>
        </table:table-row>
        <table:table-row table:style-name="ro1">
          <table:table-cell office:value-type="string">
            <text:p>DOC</text:p>
          </table:table-cell>
          <table:table-cell office:value-type="string">
            <text:p>MSEARCH</text:p>
          </table:table-cell>
          <table:table-cell office:value-type="string">
            <text:p>WS_MYTRASH</text:p>
          </table:table-cell>
          <table:table-cell table:style-name="ce8" office:value-type="string">
            <text:p>-</text:p>
          </table:table-cell>
          <table:table-cell office:value-type="string">
            <text:p>Ma corbeille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WS_MYTRASHFILE\nWS_MYTRASHFOLDER</text:p>
          </table:table-cell>
          <table:table-cell/>
          <table:table-cell office:value-type="string">
            <text:p>Ma corbeille de fichiers\nMa corbeille de répertoires</text:p>
          </table:table-cell>
          <table:table-cell table:number-columns-repeated="24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OLDER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string">
            <text:p>GWORKSPACE</text:p>
          </table:table-cell>
          <table:table-cell office:value-type="string">
            <text:p>WORKSPACE</text:p>
          </table:table-cell>
          <table:table-cell office:value-type="string">
            <text:p>WORKSPACE_USER</text:p>
          </table:table-cell>
          <table:table-cell table:number-columns-repeated="252"/>
        </table:table-row>
        <table:table-row table:style-name="ro1">
          <table:table-cell office:value-type="string">
            <text:p>ACCESS</text:p>
          </table:table-cell>
          <table:table-cell office:value-type="string">
            <text:p>GWSPADMIN</text:p>
          </table:table-cell>
          <table:table-cell office:value-type="string">
            <text:p>WORKSPACE</text:p>
          </table:table-cell>
          <table:table-cell office:value-type="string">
            <text:p>WORKSPACE_USER</text:p>
          </table:table-cell>
          <table:table-cell office:value-type="string">
            <text:p>WORKSPACE_MASTER</text:p>
          </table:table-cell>
          <table:table-cell table:number-columns-repeated="251"/>
        </table:table-row>
        <table:table-row table:style-name="ro1">
          <table:table-cell office:value-type="string">
            <text:p>PROFIL</text:p>
          </table:table-cell>
          <table:table-cell office:value-type="string">
            <text:p>WORKSPACE</text:p>
          </table:table-cell>
          <table:table-cell table:number-columns-repeated="2"/>
          <table:table-cell office:value-type="string">
            <text:p>view=GWORKSPACE</text:p>
          </table:table-cell>
          <table:table-cell office:value-type="string">
            <text:p>create=GWSPADMIN</text:p>
          </table:table-cell>
          <table:table-cell office:value-type="string">
            <text:p>icreate=GWSPADMIN</text:p>
          </table:table-cell>
          <table:table-cell office:value-type="string">
            <text:p>edit=GADMIN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19" office:value-type="string">
            <text:p>//FAM</text:p>
          </table:table-cell>
          <table:table-cell table:style-name="ce19" office:value-type="string">
            <text:p>recherche spécialisée(SSEARCH)</text:p>
          </table:table-cell>
          <table:table-cell table:style-name="ce19" office:value-type="string">
            <text:p>&lt;specid&gt;</text:p>
          </table:table-cell>
          <table:table-cell table:style-name="ce19" office:value-type="string">
            <text:p>&lt;fldid&gt;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à utiliser dans les menus</text:p>
          </table:table-cell>
          <table:table-cell table:style-name="ce19" office:value-type="string">
            <text:p>révision</text:p>
          </table:table-cell>
          <table:table-cell table:style-name="ce19" office:value-type="string">
            <text:p>différence majuscule/minuscule</text:p>
          </table:table-cell>
          <table:table-cell table:style-name="ce19" office:value-type="string">
            <text:p>dans la poubelle</text:p>
          </table:table-cell>
          <table:table-cell table:style-name="ce19" office:value-type="string">
            <text:p>fichier PHP</text:p>
          </table:table-cell>
          <table:table-cell table:style-name="ce19" office:value-type="string">
            <text:p>fonction PHP</text:p>
          </table:table-cell>
          <table:table-cell table:style-name="ce19" table:number-columns-repeated="12"/>
          <table:table-cell table:style-name="Fam" table:number-columns-repeated="233"/>
        </table:table-row>
        <table:table-row table:style-name="ro1">
          <table:table-cell office:value-type="string">
            <text:p>ORDER</text:p>
          </table:table-cell>
          <table:table-cell office:value-type="string">
            <text:p>SSEARCH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se_memo</text:p>
          </table:table-cell>
          <table:table-cell office:value-type="string">
            <text:p>se_latest</text:p>
          </table:table-cell>
          <table:table-cell office:value-type="string">
            <text:p>se_case</text:p>
          </table:table-cell>
          <table:table-cell office:value-type="string">
            <text:p>se_trash</text:p>
          </table:table-cell>
          <table:table-cell office:value-type="string">
            <text:p>se_phpfile</text:p>
          </table:table-cell>
          <table:table-cell office:value-type="string">
            <text:p>se_phpfunc</text:p>
          </table:table-cell>
          <table:table-cell table:number-columns-repeated="245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TOVIEWDOC</text:p>
          </table:table-cell>
          <table:table-cell office:value-type="string">
            <text:p>-</text:p>
          </table:table-cell>
          <table:table-cell office:value-type="string">
            <text:p>Mes documents à voi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toviewdoc</text:p>
          </table:table-cell>
          <table:table-cell table:number-columns-repeated="245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AFFECTDOC</text:p>
          </table:table-cell>
          <table:table-cell office:value-type="string">
            <text:p>-</text:p>
          </table:table-cell>
          <table:table-cell office:value-type="string">
            <text:p>Mes documents affecté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affecteddoc</text:p>
          </table:table-cell>
          <table:table-cell table:number-columns-repeated="245"/>
        </table:table-row>
        <table:table-row table:style-name="ro1">
          <table:table-cell office:value-type="string">
            <text:p>PROFIL</text:p>
          </table:table-cell>
          <table:table-cell office:value-type="string">
            <text:p>WS_MYTOVIEWDOC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office:value-type="string">
            <text:p>PROFIL</text:p>
          </table:table-cell>
          <table:table-cell office:value-type="string">
            <text:p>WS_MYAFFECTDOC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table:style-name="ce19" office:value-type="string">
            <text:p>//FAM</text:p>
          </table:table-cell>
          <table:table-cell table:style-name="ce19" office:value-type="string">
            <text:p>Service Portail(PORTAL_SERVICE)</text:p>
          </table:table-cell>
          <table:table-cell table:style-name="ce19" office:value-type="string">
            <text:p>&lt;specid&gt;</text:p>
          </table:table-cell>
          <table:table-cell table:style-name="ce19" office:value-type="string">
            <text:p>&lt;fldid&gt;</text:p>
          </table:table-cell>
          <table:table-cell table:style-name="ce19" office:value-type="string">
            <text:p>Title</text:p>
          </table:table-cell>
          <table:table-cell table:style-name="ce19" office:value-type="string">
            <text:p>Description</text:p>
          </table:table-cell>
          <table:table-cell table:style-name="ce19" office:value-type="string">
            <text:p>Consultation</text:p>
          </table:table-cell>
          <table:table-cell table:style-name="ce19" office:value-type="string">
            <text:p>Edition</text:p>
          </table:table-cell>
          <table:table-cell table:style-name="ce19" office:value-type="string">
            <text:p>Catégorie</text:p>
          </table:table-cell>
          <table:table-cell table:style-name="ce19" office:value-type="string">
            <text:p>Délai de rafraîchissement</text:p>
          </table:table-cell>
          <table:table-cell table:style-name="ce19" office:value-type="string">
            <text:p>Disponible</text:p>
          </table:table-cell>
          <table:table-cell table:style-name="ce19" office:value-type="string">
            <text:p>Modifiable</text:p>
          </table:table-cell>
          <table:table-cell table:style-name="ce19" office:value-type="string">
            <text:p>Obligatoire</text:p>
          </table:table-cell>
          <table:table-cell table:style-name="ce19" office:value-type="string">
            <text:p>Interactif</text:p>
          </table:table-cell>
          <table:table-cell table:style-name="ce19" office:value-type="string">
            <text:p>Application attendue</text:p>
          </table:table-cell>
          <table:table-cell table:style-name="ce19" table:number-columns-repeated="8"/>
          <table:table-cell table:style-name="Fam" table:number-columns-repeated="233"/>
        </table:table-row>
        <table:table-row table:style-name="ro1">
          <table:table-cell office:value-type="string">
            <text:p>ORDER</text:p>
          </table:table-cell>
          <table:table-cell office:value-type="string">
            <text:p>PORTAL_SERVICE</text:p>
          </table:table-cell>
          <table:table-cell table:number-columns-repeated="2"/>
          <table:table-cell office:value-type="string">
            <text:p>psvc_title</text:p>
          </table:table-cell>
          <table:table-cell office:value-type="string">
            <text:p>psvc_descr</text:p>
          </table:table-cell>
          <table:table-cell office:value-type="string">
            <text:p>psvc_vurl</text:p>
          </table:table-cell>
          <table:table-cell office:value-type="string">
            <text:p>psvc_eurl</text:p>
          </table:table-cell>
          <table:table-cell office:value-type="string">
            <text:p>psvc_categorie</text:p>
          </table:table-cell>
          <table:table-cell office:value-type="string">
            <text:p>psvc_refreshd</text:p>
          </table:table-cell>
          <table:table-cell office:value-type="string">
            <text:p>psvc_available</text:p>
          </table:table-cell>
          <table:table-cell office:value-type="string">
            <text:p>psvc_umode</text:p>
          </table:table-cell>
          <table:table-cell office:value-type="string">
            <text:p>psvc_mandatory</text:p>
          </table:table-cell>
          <table:table-cell office:value-type="string">
            <text:p>psvc_interactif</text:p>
          </table:table-cell>
          <table:table-cell office:value-type="string">
            <text:p>psvc_appneeded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TOVIEWDOC</text:p>
          </table:table-cell>
          <table:table-cell office:value-type="string">
            <text:p>-</text:p>
          </table:table-cell>
          <table:table-cell office:value-type="string">
            <text:p>Mes documents à voir</text:p>
          </table:table-cell>
          <table:table-cell office:value-type="string">
            <text:p>Liste de mes documents à voir</text:p>
          </table:table-cell>
          <table:table-cell office:value-type="string">
            <text:p>[CORE_BASEURL]app=WEBDESK&amp;action=FREEDOM_SEARCH&amp;s=WS_MYTOVIEW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AFFECTEDDOC</text:p>
          </table:table-cell>
          <table:table-cell office:value-type="string">
            <text:p>-</text:p>
          </table:table-cell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WS_MYAFFECT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AFFECTDOC</text:p>
          </table:table-cell>
          <table:table-cell office:value-type="string">
            <text:p>affectsearch.png</text:p>
          </table:table-cell>
          <table:table-cell table:number-columns-repeated="253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Sans" svg:font-family="Sans"/>
    <style:font-face style:name="Sans1" svg:font-family="Sans" style:font-family-generic="swis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text> </number:text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m" style:family="table-cell" style:parent-style-name="Default">
      <style:table-cell-properties fo:background-color="#ffcc99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cm" fo:margin-bottom="0cm" fo:margin-left="1.9cm" fo:margin-right="1.9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3.881cm"/>
      </style:header-style>
      <style:footer-style>
        <style:header-footer-properties fo:min-height="0.751cm" fo:margin-left="0cm" fo:margin-right="0cm" fo:margin-top="3.88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5">
      <style:page-layout-properties style:num-format="1" style:print-orientation="portrait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4">24/11/2006</text:date>, <text:time>15:1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der" style:display-name="PageStyle_fold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space" style:display-name="PageStyle_workspac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imple_20_file" style:display-name="PageStyle_simple file" style:page-layout-name="pm5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ata" style:display-name="PageStyle_data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9-04T16:33:34</meta:creation-date>
    <dc:creator>éric brison</dc:creator>
    <dc:date>2006-11-24T15:14:48</dc:date>
    <dc:language>fr-FR</dc:language>
    <meta:editing-cycles>3</meta:editing-cycles>
    <meta:editing-duration>PT15M1S</meta:editing-duration>
    <meta:user-defined meta:name="Info 1"/>
    <meta:user-defined meta:name="Info 2"/>
    <meta:user-defined meta:name="Info 3"/>
    <meta:user-defined meta:name="Info 4"/>
    <meta:document-statistic meta:table-count="4" meta:cell-count="606"/>
  </office:meta>
</office:document-meta>
</file>